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stance family </text:p>
          </table:table-cell>
          <table:table-cell table:style-name="ce1" office:value-type="string" calcext:value-type="string">
            <text:p>Instance type </text:p>
          </table:table-cell>
          <table:table-cell table:style-name="ce1" office:value-type="string" calcext:value-type="string">
            <text:p>vCPU </text:p>
          </table:table-cell>
          <table:table-cell table:style-name="ce1" office:value-type="string" calcext:value-type="string">
            <text:p>Memory (GiB) </text:p>
          </table:table-cell>
          <table:table-cell table:style-name="ce1" office:value-type="string" calcext:value-type="string">
            <text:p>SAPS 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2513" calcext:value-type="float">
            <text:p>92513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6257" calcext:value-type="float">
            <text:p>46257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2513" calcext:value-type="float">
            <text:p>92513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6257" calcext:value-type="float">
            <text:p>46257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office:value-type="float" office:value="296200" calcext:value-type="float">
            <text:p>29620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58250" calcext:value-type="float">
            <text:p>15825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5500" calcext:value-type="float">
            <text:p>10550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99720" calcext:value-type="float">
            <text:p>9972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6480" calcext:value-type="float">
            <text:p>66480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952" calcext:value-type="float">
            <text:p>1952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65750" calcext:value-type="float">
            <text:p>65750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3904" calcext:value-type="float">
            <text:p>3904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536" calcext:value-type="float">
            <text:p>1536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072" calcext:value-type="float">
            <text:p>3072</text:p>
          </table:table-cell>
          <table:table-cell office:value-type="float" office:value="141750" calcext:value-type="float">
            <text:p>14175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24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24576" calcext:value-type="float">
            <text:p>24576</text:p>
          </table:table-cell>
          <table:table-cell office:value-type="float" office:value="517480" calcext:value-type="float">
            <text:p>51748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24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24576" calcext:value-type="float">
            <text:p>24576</text:p>
          </table:table-cell>
          <table:table-cell office:value-type="float" office:value="508720" calcext:value-type="float">
            <text:p>50872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8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18432" calcext:value-type="float">
            <text:p>18432</text:p>
          </table:table-cell>
          <table:table-cell office:value-type="float" office:value="534130" calcext:value-type="float">
            <text:p>53413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8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18432" calcext:value-type="float">
            <text:p>18432</text:p>
          </table:table-cell>
          <table:table-cell office:value-type="float" office:value="520330" calcext:value-type="float">
            <text:p>52033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9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9216" calcext:value-type="float">
            <text:p>9216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9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9216" calcext:value-type="float">
            <text:p>9216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56xlarge </text:p>
          </table:table-cell>
          <table:table-cell office:value-type="float" office:value="224" calcext:value-type="float">
            <text:p>224</text:p>
          </table:table-cell>
          <table:table-cell office:value-type="float" office:value="6144" calcext:value-type="float">
            <text:p>6144</text:p>
          </table:table-cell>
          <table:table-cell office:value-type="float" office:value="380770" calcext:value-type="float">
            <text:p>38077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3tb1.56xlarge </text:p>
          </table:table-cell>
          <table:table-cell office:value-type="float" office:value="224" calcext:value-type="float">
            <text:p>224</text:p>
          </table:table-cell>
          <table:table-cell office:value-type="float" office:value="3072" calcext:value-type="float">
            <text:p>3072</text:p>
          </table:table-cell>
          <table:table-cell office:value-type="float" office:value="237750" calcext:value-type="float">
            <text:p>237750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952" calcext:value-type="float">
            <text:p>1952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65750" calcext:value-type="float">
            <text:p>65750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3904" calcext:value-type="float">
            <text:p>3904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536" calcext:value-type="float">
            <text:p>1536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072" calcext:value-type="float">
            <text:p>3072</text:p>
          </table:table-cell>
          <table:table-cell office:value-type="float" office:value="141750" calcext:value-type="float">
            <text:p>14175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9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9216" calcext:value-type="float">
            <text:p>9216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56xlarge </text:p>
          </table:table-cell>
          <table:table-cell office:value-type="float" office:value="224" calcext:value-type="float">
            <text:p>224</text:p>
          </table:table-cell>
          <table:table-cell office:value-type="float" office:value="6144" calcext:value-type="float">
            <text:p>6144</text:p>
          </table:table-cell>
          <table:table-cell office:value-type="float" office:value="380770" calcext:value-type="float">
            <text:p>38077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31920" calcext:value-type="float">
            <text:p>3192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2xlarge 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488" calcext:value-type="float">
            <text:p>488</text:p>
          </table:table-cell>
          <table:table-cell office:value-type="float" office:value="76400" calcext:value-type="float">
            <text:p>7640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38200" calcext:value-type="float">
            <text:p>38200</text:p>
          </table:table-cell>
        </table:table-row>
      </table:table>
      <table:named-expressions/>
      <table:database-ranges>
        <table:database-range table:name="__Anonymous_Sheet_DB__0" table:target-range-address="Sheet1.A1:Sheet1.E30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9:40.506524003</meta:creation-date>
    <dc:date>2024-02-06T20:34:11.427346884</dc:date>
    <meta:editing-duration>PT14M30S</meta:editing-duration>
    <meta:editing-cycles>3</meta:editing-cycles>
    <meta:generator>LibreOffice/7.6.4.1$MacOSX_AARCH64 LibreOffice_project/e19e193f88cd6c0525a17fb7a176ed8e6a3e2aa1</meta:generator>
    <meta:document-statistic meta:table-count="1" meta:cell-count="315" meta:object-count="0"/>
  </office:meta>
</office:document-meta>
</file>